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text-underline-style="solid" style:text-underline-width="auto" style:text-underline-color="font-color"/>
    </style:style>
    <style:style style:name="P2" style:family="paragraph" style:parent-style-name="Text_20_body">
      <style:text-properties officeooo:rsid="001056a1" officeooo:paragraph-rsid="001056a1"/>
    </style:style>
    <style:style style:name="P3" style:family="paragraph" style:parent-style-name="Text_20_body">
      <style:paragraph-properties fo:break-before="page"/>
      <style:text-properties officeooo:rsid="001056a1" officeooo:paragraph-rsid="001056a1"/>
    </style:style>
    <style:style style:name="P4" style:family="paragraph" style:parent-style-name="Text_20_body" style:list-style-name="L1">
      <style:text-properties officeooo:rsid="001056a1" officeooo:paragraph-rsid="001056a1"/>
    </style:style>
    <style:style style:name="P5" style:family="paragraph" style:parent-style-name="Heading_20_3">
      <style:text-properties officeooo:paragraph-rsid="0011925c"/>
    </style:style>
    <style:style style:name="P6" style:family="paragraph" style:parent-style-name="Text_20_body" style:list-style-name="L2">
      <style:text-properties officeooo:rsid="0011925c" officeooo:paragraph-rsid="0011925c"/>
    </style:style>
    <style:style style:name="P7" style:family="paragraph" style:parent-style-name="Text_20_body">
      <style:text-properties officeooo:rsid="0011925c" officeooo:paragraph-rsid="0011925c"/>
    </style:style>
    <style:style style:name="P8" style:family="paragraph" style:parent-style-name="Text_20_body">
      <style:text-properties officeooo:rsid="00122bc9" officeooo:paragraph-rsid="00122bc9"/>
    </style:style>
    <style:style style:name="P9" style:family="paragraph" style:parent-style-name="Text_20_body">
      <style:text-properties officeooo:rsid="0013edb3" officeooo:paragraph-rsid="0013edb3"/>
    </style:style>
    <style:style style:name="P10" style:family="paragraph" style:parent-style-name="Text_20_body" style:list-style-name="L2">
      <style:text-properties officeooo:paragraph-rsid="0011925c"/>
    </style:style>
    <style:style style:name="P11" style:family="paragraph" style:parent-style-name="Text_20_body">
      <style:text-properties officeooo:rsid="0015e9b7" officeooo:paragraph-rsid="0015e9b7"/>
    </style:style>
    <style:style style:name="P12" style:family="paragraph" style:parent-style-name="Text_20_body">
      <style:text-properties officeooo:rsid="00163a02" officeooo:paragraph-rsid="00163a02"/>
    </style:style>
    <style:style style:name="P13" style:family="paragraph" style:parent-style-name="Text_20_body">
      <style:text-properties officeooo:paragraph-rsid="0011925c"/>
    </style:style>
    <style:style style:name="P14" style:family="paragraph" style:parent-style-name="Heading_20_3">
      <style:text-properties officeooo:rsid="0016f1be" officeooo:paragraph-rsid="0016f1be"/>
    </style:style>
    <style:style style:name="P15" style:family="paragraph" style:parent-style-name="Text_20_body" style:list-style-name="L2">
      <style:text-properties officeooo:rsid="0011925c" officeooo:paragraph-rsid="0016f1be"/>
    </style:style>
    <style:style style:name="P16" style:family="paragraph" style:parent-style-name="Text_20_body">
      <style:text-properties officeooo:rsid="0011925c" officeooo:paragraph-rsid="0016f1be"/>
    </style:style>
    <style:style style:name="P17" style:family="paragraph" style:parent-style-name="Text_20_body">
      <style:text-properties officeooo:rsid="0016f1be" officeooo:paragraph-rsid="0016f1be"/>
    </style:style>
    <style:style style:name="P18" style:family="paragraph" style:parent-style-name="Text_20_body" style:list-style-name="L2">
      <style:text-properties officeooo:paragraph-rsid="0016f1be"/>
    </style:style>
    <style:style style:name="P19" style:family="paragraph" style:parent-style-name="Text_20_body">
      <style:text-properties officeooo:rsid="0015e9b7" officeooo:paragraph-rsid="0016f1be"/>
    </style:style>
    <style:style style:name="P20" style:family="paragraph" style:parent-style-name="Text_20_body">
      <style:text-properties officeooo:rsid="00163a02" officeooo:paragraph-rsid="0016f1be"/>
    </style:style>
    <style:style style:name="P21" style:family="paragraph" style:parent-style-name="Text_20_body">
      <style:text-properties officeooo:paragraph-rsid="0016f1be"/>
    </style:style>
    <style:style style:name="T1" style:family="text">
      <style:text-properties officeooo:rsid="0011925c"/>
    </style:style>
    <style:style style:name="T2" style:family="text">
      <style:text-properties officeooo:rsid="00122bc9"/>
    </style:style>
    <style:style style:name="T3" style:family="text">
      <style:text-properties officeooo:rsid="0016f1be"/>
    </style:style>
    <style:style style:name="T4" style:family="text">
      <style:text-properties officeooo:rsid="001841f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tividad 1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jera Santana</text:p>
      <text:p text:style-name="P2">Adoney</text:p>
      <text:p text:style-name="P2"><text:soft-page-break/></text:p>
      <text:p text:style-name="P3"/>
      <text:h text:style-name="Heading_20_2" text:outline-level="2">Investigación individual o en equipo: </text:h>
      <text:p text:style-name="P2">Metodologías elegidas: </text:p>
      <text:list text:style-name="L1">
        <text:list-item>
          <text:p text:style-name="P4">Scrum</text:p>
        </text:list-item>
        <text:list-item>
          <text:p text:style-name="P4">Kanban</text:p>
        </text:list-item>
      </text:list>
      <text:p text:style-name="P2"/>
      <text:h text:style-name="P5" text:outline-level="3" text:is-list-header="true"><text:span text:style-name="T1">Scrum:</text:span></text:h>
      <text:list text:style-name="L2">
        <text:list-item>
          <text:p text:style-name="P6">¿Cuál es el origen de esta metodología? </text:p>
        </text:list-item>
      </text:list>
      <text:p text:style-name="P7">La metodología Scrum surgió a partir de la necesidad de mejorar la forma en que se desarrollan productos complejos, especialmente software, en entornos inciertos y cambiantes. Fue formalizada por <text:span text:style-name="Strong_20_Emphasis">Ken Schwaber</text:span> y <text:span text:style-name="Strong_20_Emphasis">Jeff Sutherland</text:span> en la década de los 90. </text:p>
      <text:p text:style-name="P7"/>
      <text:list text:continue-numbering="true" text:style-name="L2">
        <text:list-item>
          <text:p text:style-name="P6">¿Cuáles son sus características principales? </text:p>
        </text:list-item>
      </text:list>
      <text:p text:style-name="P7">-<text:span text:style-name="T2">Iteracciones cortas que suelen durar 1-4 semanas.</text:span></text:p>
      <text:p text:style-name="P7">-<text:span text:style-name="T2">Equipos autogestionados.</text:span></text:p>
      <text:p text:style-name="P8">-Roles definidos.</text:p>
      <text:p text:style-name="P8">-Reuniones clave.</text:p>
      <text:p text:style-name="P7"/>
      <text:list text:continue-numbering="true" text:style-name="L2">
        <text:list-item>
          <text:p text:style-name="P6">¿En qué situaciones o tipos de proyectos es más recomendable usarla? </text:p>
        </text:list-item>
      </text:list>
      <text:p text:style-name="P9">Se recomienda utilizarlo en proyectos complejos y cambiantes, donde los requisitos no están claramente definidos desde el principio.</text:p>
      <text:p text:style-name="P7"/>
      <text:list text:continue-numbering="true" text:style-name="L2">
        <text:list-item>
          <text:p text:style-name="P10"><text:span text:style-name="T1">¿Cuáles son las ventajas y desventajas de esta metodología? </text:span></text:p>
        </text:list-item>
      </text:list>
      <text:p text:style-name="P11">Sus ventajas son:</text:p>
      <text:p text:style-name="P11">-Flexibilidad.</text:p>
      <text:p text:style-name="P11">-Feedback constante.</text:p>
      <text:p text:style-name="P11">-Entrega temprana y continua.</text:p>
      <text:p text:style-name="P11">-Mejora continua.</text:p>
      <text:p text:style-name="P11"/>
      <text:p text:style-name="P12">Desventajas:</text:p>
      <text:p text:style-name="P12">-Falta de estructura para proyectos grandes.</text:p>
      <text:p text:style-name="P12">-Requiere un equipo bien formado.</text:p>
      <text:p text:style-name="P12"><text:soft-page-break/>Dificultad en predicción de tiempos y costos.</text:p>
      <text:p text:style-name="P13"/>
      <text:list xml:id="list170044867399091" text:continue-numbering="true" text:style-name="L2">
        <text:list-item>
          <text:p text:style-name="P10">¿Cómo se lleva a cabo el proceso de desarrollo en esta metodología (fases o pasos)? </text:p>
        </text:list-item>
      </text:list>
      <text:p text:style-name="Text_20_body">El proceso de desarrollo en Scrum se organiza en ciclos repetitivos donde el equipo selecciona tareas del backlog, trabaja en un sprint con reuniones diarias, presenta el avance en una revisión, analiza mejoras en una retrospectiva, y entrega un incremento funcional del producto. </text:p>
      <text:p text:style-name="Text_20_body"/>
      <text:h text:style-name="P14" text:outline-level="3">Kanban:</text:h>
      <text:list text:continue-numbering="true" text:style-name="L2">
        <text:list-item>
          <text:p text:style-name="P15">¿Cuál es el origen de esta metodología? <text:s/></text:p>
        </text:list-item>
      </text:list>
      <text:p text:style-name="P16">Kanban tiene su origen en el sistema de producción de <text:span text:style-name="Strong_20_Emphasis">Toyota</text:span> durante los años 1940. Fue desarrollado por <text:span text:style-name="Strong_20_Emphasis">Taiichi Ohno</text:span> como una técnica para mejorar la eficiencia en la producción. </text:p>
      <text:p text:style-name="P16"/>
      <text:list text:continue-numbering="true" text:style-name="L2">
        <text:list-item>
          <text:p text:style-name="P15">¿Cuáles son sus características principales? </text:p>
        </text:list-item>
      </text:list>
      <text:p text:style-name="P16">-<text:span text:style-name="T3">Visualización del flujo de trabajo.</text:span></text:p>
      <text:p text:style-name="P16">-<text:span text:style-name="T3">Límite de trabajo en progreso.</text:span></text:p>
      <text:p text:style-name="P16">-<text:span text:style-name="T3">Flujo continuo.</text:span></text:p>
      <text:p text:style-name="P16"/>
      <text:list text:continue-numbering="true" text:style-name="L2">
        <text:list-item>
          <text:p text:style-name="P15">¿En qué situaciones o tipos de proyectos es más recomendable usarla? </text:p>
        </text:list-item>
      </text:list>
      <text:p text:style-name="P17">En proyectos con flujos continuos y en equipos donde buscan optimizar los procesos existentes.</text:p>
      <text:p text:style-name="P16"/>
      <text:list text:continue-numbering="true" text:style-name="L2">
        <text:list-item>
          <text:p text:style-name="P18"><text:span text:style-name="T1">¿Cuáles son las ventajas y desventajas de esta metodología? </text:span></text:p>
        </text:list-item>
      </text:list>
      <text:p text:style-name="P19">Sus ventajas son:</text:p>
      <text:p text:style-name="P19">-<text:span text:style-name="T4">Flexibilidad total.</text:span></text:p>
      <text:p text:style-name="P19">-<text:span text:style-name="T4">Fácil visualización.</text:span></text:p>
      <text:p text:style-name="P19">-<text:span text:style-name="T4">Eficiencia en la gestión del trabajo.</text:span></text:p>
      <text:p text:style-name="P19"/>
      <text:p text:style-name="P20">Desventajas:</text:p>
      <text:p text:style-name="P21">-<text:span text:style-name="T4">Falta de estructura temporal.</text:span></text:p>
      <text:p text:style-name="P21">-<text:span text:style-name="T4">Dependencia de la autodisciplina.</text:span></text:p>
      <text:p text:style-name="P21">-<text:span text:style-name="T4">No es ideal para proyectos grandes.</text:span></text:p>
      <text:p text:style-name="P21"/>
      <text:list text:continue-numbering="true" text:style-name="L2">
        <text:list-item>
          <text:p text:style-name="P18">¿Cómo se lleva a cabo el proceso de desarrollo en esta metodología (fases o pasos)? </text:p>
        </text:list-item>
      </text:list>
      <text:p text:style-name="P21"><text:soft-page-break/>En Kanban, el proceso se basa en visualizar el flujo de trabajo, limitar las tareas en progreso, moverlas por las etapas hasta completarlas, y mejorar continuamente el proceso a medida que se identifican cuellos de botella. </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45:29.485000000</meta:creation-date>
    <dc:date>2024-09-25T17:00:43.550000000</dc:date>
    <meta:editing-duration>PT15M8S</meta:editing-duration>
    <meta:editing-cycles>10</meta:editing-cycles>
    <meta:generator>LibreOffice/24.8.1.2$Windows_X86_64 LibreOffice_project/87fa9aec1a63e70835390b81c40bb8993f1d4ff6</meta:generator>
    <meta:document-statistic meta:table-count="0" meta:image-count="0" meta:object-count="0" meta:page-count="5" meta:paragraph-count="49" meta:word-count="388" meta:character-count="2520" meta:non-whitespace-character-count="2177"/>
  </office:meta>
</office:document-meta>
</file>